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c548" officeooo:paragraph-rsid="0002c548"/>
    </style:style>
    <style:style style:name="P2" style:family="paragraph" style:parent-style-name="Standard">
      <style:text-properties fo:font-weight="bold" officeooo:rsid="0002c548" officeooo:paragraph-rsid="0002c548" style:font-weight-asian="bold" style:font-weight-complex="bold"/>
    </style:style>
    <style:style style:name="P3" style:family="paragraph" style:parent-style-name="Text_20_body">
      <style:text-properties officeooo:paragraph-rsid="000c90e1"/>
    </style:style>
    <style:style style:name="P4" style:family="paragraph" style:parent-style-name="Text_20_body">
      <style:text-properties officeooo:paragraph-rsid="000b1547"/>
    </style:style>
    <style:style style:name="P5" style:family="paragraph" style:parent-style-name="Text_20_body">
      <style:text-properties officeooo:rsid="00113254" officeooo:paragraph-rsid="00113254"/>
    </style:style>
    <style:style style:name="P6" style:family="paragraph" style:parent-style-name="Heading_20_2">
      <style:text-properties officeooo:paragraph-rsid="000ae025"/>
    </style:style>
    <style:style style:name="P7" style:family="paragraph" style:parent-style-name="Standard" style:list-style-name="L1">
      <style:text-properties officeooo:rsid="0002c548" officeooo:paragraph-rsid="0002c548"/>
    </style:style>
    <style:style style:name="P8" style:family="paragraph" style:parent-style-name="Standard">
      <style:text-properties officeooo:rsid="0002c548" officeooo:paragraph-rsid="0002c548"/>
    </style:style>
    <style:style style:name="P9" style:family="paragraph" style:parent-style-name="Standard" style:list-style-name="L1">
      <style:text-properties officeooo:rsid="0002cfe6" officeooo:paragraph-rsid="0002cfe6"/>
    </style:style>
    <style:style style:name="P10" style:family="paragraph" style:parent-style-name="Standard" style:list-style-name="L2">
      <style:text-properties officeooo:rsid="0002cfe6" officeooo:paragraph-rsid="0002cfe6"/>
    </style:style>
    <style:style style:name="P11" style:family="paragraph" style:parent-style-name="Standard" style:list-style-name="L1">
      <style:text-properties officeooo:rsid="000871b9" officeooo:paragraph-rsid="000871b9"/>
    </style:style>
    <style:style style:name="P12" style:family="paragraph" style:parent-style-name="Standard" style:list-style-name="L2">
      <style:text-properties fo:font-weight="bold" officeooo:rsid="0003fc83" officeooo:paragraph-rsid="0019a291" style:font-weight-asian="bold" style:font-weight-complex="bold"/>
    </style:style>
    <style:style style:name="P13" style:family="paragraph" style:parent-style-name="Standard" style:list-style-name="L2">
      <style:text-properties fo:font-weight="bold" officeooo:rsid="0002cfe6" officeooo:paragraph-rsid="0002cfe6" style:font-weight-asian="bold" style:font-weight-complex="bold"/>
    </style:style>
    <style:style style:name="P14" style:family="paragraph" style:parent-style-name="Standard" style:list-style-name="L2">
      <style:text-properties officeooo:rsid="001b385e" officeooo:paragraph-rsid="001b385e"/>
    </style:style>
    <style:style style:name="T1" style:family="text">
      <style:text-properties officeooo:rsid="0002cfe6"/>
    </style:style>
    <style:style style:name="T2" style:family="text">
      <style:text-properties officeooo:rsid="00069508"/>
    </style:style>
    <style:style style:name="T3" style:family="text">
      <style:text-properties officeooo:rsid="000871b9"/>
    </style:style>
    <style:style style:name="T4" style:family="text">
      <style:text-properties officeooo:rsid="000ae025"/>
    </style:style>
    <style:style style:name="T5" style:family="text">
      <style:text-properties style:font-name="Liberation Serif" fo:font-size="18pt" officeooo:rsid="000ae025" style:font-name-asian="Liberation Serif" style:font-size-asian="18pt" style:font-name-complex="Liberation Serif" style:font-size-complex="18pt"/>
    </style:style>
    <style:style style:name="T6" style:family="text">
      <style:text-properties style:font-name="Liberation Serif" fo:font-size="12pt" style:font-name-asian="Liberation Serif" style:font-size-asian="10.5pt" style:font-name-complex="Liberation Serif" style:font-size-complex="12pt"/>
    </style:style>
    <style:style style:name="T7" style:family="text">
      <style:text-properties style:font-name="Liberation Serif" fo:font-size="12pt" officeooo:rsid="000ae025" style:font-name-asian="Liberation Serif" style:font-size-asian="10.5pt" style:font-name-complex="Liberation Serif" style:font-size-complex="12pt"/>
    </style:style>
    <style:style style:name="T8" style:family="text">
      <style:text-properties style:font-name="Liberation Serif" fo:font-size="12pt" officeooo:rsid="000c90e1" style:font-name-asian="Liberation Serif" style:font-size-asian="10.5pt" style:font-name-complex="Liberation Serif" style:font-size-complex="12pt"/>
    </style:style>
    <style:style style:name="T9" style:family="text">
      <style:text-properties style:font-name="Liberation Serif" fo:font-size="12pt" officeooo:rsid="000b1547" style:font-name-asian="Liberation Serif" style:font-size-asian="10.5pt" style:font-name-complex="Liberation Serif" style:font-size-complex="12pt"/>
    </style:style>
    <style:style style:name="T10" style:family="text">
      <style:text-properties style:font-name="Liberation Serif" fo:font-size="12pt" officeooo:rsid="0012f900" style:font-name-asian="Liberation Serif" style:font-size-asian="10.5pt" style:font-name-complex="Liberation Serif" style:font-size-complex="12pt"/>
    </style:style>
    <style:style style:name="T11" style:family="text">
      <style:text-properties style:font-name="Liberation Serif" fo:font-size="12pt" officeooo:rsid="0014e28d" style:font-name-asian="Liberation Serif" style:font-size-asian="10.5pt" style:font-name-complex="Liberation Serif" style:font-size-complex="12pt"/>
    </style:style>
    <style:style style:name="T12" style:family="text">
      <style:text-properties officeooo:rsid="000c90e1"/>
    </style:style>
    <style:style style:name="T13" style:family="text">
      <style:text-properties style:text-underline-style="solid" style:text-underline-width="auto" style:text-underline-color="font-color" officeooo:rsid="001819d7"/>
    </style:style>
    <style:style style:name="T14" style:family="text">
      <style:text-properties officeooo:rsid="00189df3"/>
    </style:style>
    <style:style style:name="T15" style:family="text">
      <style:text-properties officeooo:rsid="0019a29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<text:span text:style-name="T4">Verification of correct </text:span><text:span text:style-name="T12">voxel </text:span>mapping</text:h>
      <text:p text:style-name="P4"/>
      <text:p text:style-name="P4"><text:span text:style-name="T7">W</text:span><text:span text:style-name="T9">e want to verify that we can </text:span><text:span text:style-name="T8">accurately identify corresponding voxels between the input and output in Novi-sim. The input is one or more STL models that each represent some material in our sample. The output is a reconstructed tomogram containing the “scanned” sample.</text:span></text:p>
      <text:p text:style-name="P3"><text:span text:style-name="T7">Full pipeline is: </text:span><text:span text:style-name="T8">(</text:span><text:span text:style-name="T7">Numpy </text:span><text:span text:style-name="T8">array</text:span><text:span text:style-name="T5">→</text:span><text:span text:style-name="T8">STL</text:span><text:span text:style-name="T5">→</text:span><text:span text:style-name="T8">Novi-Sim</text:span><text:span text:style-name="T5">→</text:span><text:span text:style-name="T8">Reconstruction</text:span><text:span text:style-name="T5">→</text:span><text:span text:style-name="T7">Numpy array)</text:span></text:p>
      <text:p text:style-name="P5"><text:span text:style-name="T7">O</text:span><text:span text:style-name="T6">n the surface it may </text:span><text:span text:style-name="T10">appear</text:span><text:span text:style-name="T6"> trivial that these should have a 1-to-1 mapping, </text:span><text:span text:style-name="T10">but due to the complex nature of the acquisition setup settings in Novi-Sim’s simulator, this is not obviously the case. </text:span><text:span text:style-name="T11">This document serves to convince ourselves that we indeed have a correct mapping.</text:span></text:p>
      <text:p text:style-name="P5"/>
      <text:p text:style-name="P2">Numpy masks</text:p>
      <text:p text:style-name="P1"/>
      <text:list text:style-name="L1">
        <text:list-item>
          <text:p text:style-name="P7">Size of both <text:span text:style-name="T1">3d arrays</text:span>: (500,500,500) pixels</text:p>
        </text:list-item>
        <text:list-item>
          <text:p text:style-name="P7">Outer shell thickness: 5 pixels</text:p>
        </text:list-item>
        <text:list-item>
          <text:p text:style-name="P9">Inner solid cube lengths: (<text:span text:style-name="T2">100</text:span>,<text:span text:style-name="T2">100</text:span>,<text:span text:style-name="T2">100</text:span>) pixels</text:p>
        </text:list-item>
        <text:list-item>
          <text:p text:style-name="P11">Padding between shell and frame: (100,100,100) pixels</text:p>
        </text:list-item>
        <text:list-item>
          <text:p text:style-name="P7">Intermediate frame <text:span text:style-name="T1">thickness</text:span>: <text:span text:style-name="T3">20</text:span><text:span text:style-name="T1"> pixels</text:span></text:p>
        </text:list-item>
        <text:list-item>
          <text:p text:style-name="P11">Intermediate frame lengths: 300 pixels</text:p>
        </text:list-item>
        <text:list-item>
          <text:p text:style-name="P9">Mask is binary, so only 0’s and 1’s</text:p>
        </text:list-item>
      </text:list>
      <text:p text:style-name="P1"/>
      <text:p text:style-name="P2">Imported STL to Novi-sim</text:p>
      <text:p text:style-name="P1"/>
      <text:list xml:id="list3065988795" text:style-name="L2">
        <text:list-header>
          <text:p text:style-name="P13">Acquisition setup</text:p>
        </text:list-header>
        <text:list-item>
          <text:p text:style-name="P10">ROI: 800x800x800 ROI</text:p>
        </text:list-item>
        <text:list-item>
          <text:p text:style-name="P10">Distances: Total 1m, source-sample: 60cm, sample-detector: 40 cm</text:p>
        </text:list-item>
        <text:list-item>
          <text:p text:style-name="P10">Pixel size in scintillator plan: 120 µm <text:span text:style-name="T14">(ROI multiplied with this gives projections image size)</text:span></text:p>
        </text:list-item>
        <text:list-item>
          <text:p text:style-name="P10">Pixelsize at rotation axis: 72 µm <text:span text:style-name="T13">(1 px in tomogram is thus 0.072 mm)</text:span></text:p>
          <text:p text:style-name="P13">Sensor</text:p>
        </text:list-item>
        <text:list-item>
          <text:p text:style-name="P10">Pixel pitch (hor,ver): (120,120) µm <text:span text:style-name="T15">(this fixes “pixelsize in scintillator plan”, but apparently only horizontal value has effect?)</text:span></text:p>
          <text:p text:style-name="P13">PSF (Gaussian)</text:p>
        </text:list-item>
        <text:list-item>
          <text:p text:style-name="P10">FWHM: 1.5 pixels</text:p>
          <text:p text:style-name="P12">Sample</text:p>
        </text:list-item>
        <text:list-item>
          <text:p text:style-name="P14">Scale determines sample size (for example in mm), and this fully reflects the size of the sample in the final reconstructed tomogram slice.</text:p>
          <text:p text:style-name="P13">Reconstruction</text:p>
        </text:list-item>
        <text:list-item>
          <text:p text:style-name="P10">Voxel size (x,y,z): (72,72,72) µm <text:span text:style-name="T15">(unless set to manual, it is determined by “pixel size at rotation axis”)</text:span></text:p>
        </text:list-item>
        <text:list-item>
          <text:p text:style-name="P10">ROI (x,y,z): (800,800,800) voxels</text:p>
        </text:list-item>
        <text:list-item>
          <text:p text:style-name="P10">Offset (x,y,z): (0,0,0) voxel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1:05:34.214334460</meta:creation-date>
    <dc:date>2024-04-05T20:26:50.562715732</dc:date>
    <meta:editing-duration>P14DT12H52M53S</meta:editing-duration>
    <meta:editing-cycles>21</meta:editing-cycles>
    <meta:generator>LibreOffice/7.4.7.2$Linux_X86_64 LibreOffice_project/40$Build-2</meta:generator>
    <meta:document-statistic meta:table-count="0" meta:image-count="0" meta:object-count="0" meta:page-count="1" meta:paragraph-count="28" meta:word-count="290" meta:character-count="1761" meta:non-whitespace-character-count="1521"/>
  </office:meta>
</office:document-meta>
</file>